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567108884143036864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11837607615125097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333665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13:20.23</dc:date>
    <dc:creator>James Lombardi</dc:creator>
    <meta:editing-duration>P2DT5H46M28S</meta:editing-duration>
    <meta:editing-cycles>166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0"/>
  </office:meta>
</office:document-meta>
</file>